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1-18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9-09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8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7-10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1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1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05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2-04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1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22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7-1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23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05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1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21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02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30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6-3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2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2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2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26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22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0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23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2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2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08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1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0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2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24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02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484" calcext:value-type="float">
            <text:p>10.98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93179354839" calcext:value-type="float">
            <text:p>11.1593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61419354839" calcext:value-type="float">
            <text:p>11.656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4387096774" calcext:value-type="float">
            <text:p>12.752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8972903226" calcext:value-type="float">
            <text:p>13.1768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03554285714" calcext:value-type="float">
            <text:p>13.33035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65574193548" calcext:value-type="float">
            <text:p>12.276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77837142857" calcext:value-type="float">
            <text:p>11.76778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5326451613" calcext:value-type="float">
            <text:p>11.0705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0736" calcext:value-type="float">
            <text:p>10.31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24658064516" calcext:value-type="float">
            <text:p>10.142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11619310345" calcext:value-type="float">
            <text:p>10.11116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8697" calcext:value-type="float">
            <text:p>10.1486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571375" calcext:value-type="float">
            <text:p>11.4257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32895483871" calcext:value-type="float">
            <text:p>12.3332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2513548387" calcext:value-type="float">
            <text:p>12.7282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99695" calcext:value-type="float">
            <text:p>12.7099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00748387097" calcext:value-type="float">
            <text:p>11.660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9556129032" calcext:value-type="float">
            <text:p>11.3329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25024" calcext:value-type="float">
            <text:p>11.18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3965" calcext:value-type="float">
            <text:p>11.1733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1646896552" calcext:value-type="float">
            <text:p>11.07916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91566451613" calcext:value-type="float">
            <text:p>10.7291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3884" calcext:value-type="float">
            <text:p>11.26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83432" calcext:value-type="float">
            <text:p>11.78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4335" calcext:value-type="float">
            <text:p>12.6124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3079483871" calcext:value-type="float">
            <text:p>13.5530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41607741936" calcext:value-type="float">
            <text:p>13.72416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3769" calcext:value-type="float">
            <text:p>14.153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88358709677" calcext:value-type="float">
            <text:p>12.4888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79085" calcext:value-type="float">
            <text:p>10.6979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77624" calcext:value-type="float">
            <text:p>10.08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023563636364" calcext:value-type="float">
            <text:p>9.99023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28631428571" calcext:value-type="float">
            <text:p>10.06286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5025" calcext:value-type="float">
            <text:p>10.116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53736" calcext:value-type="float">
            <text:p>10.6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2880516129" calcext:value-type="float">
            <text:p>11.2728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17228387097" calcext:value-type="float">
            <text:p>11.8917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80935" calcext:value-type="float">
            <text:p>12.1780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54825" calcext:value-type="float">
            <text:p>12.3875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34184" calcext:value-type="float">
            <text:p>11.65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419625" calcext:value-type="float">
            <text:p>10.7141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41552" calcext:value-type="float">
            <text:p>10.28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844625" calcext:value-type="float">
            <text:p>10.4284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90673103448" calcext:value-type="float">
            <text:p>10.58906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98043870968" calcext:value-type="float">
            <text:p>10.7498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51675" calcext:value-type="float">
            <text:p>10.865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27821935484" calcext:value-type="float">
            <text:p>11.2727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54805" calcext:value-type="float">
            <text:p>11.8454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2506" calcext:value-type="float">
            <text:p>13.192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4185454546" calcext:value-type="float">
            <text:p>13.670418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5596363636" calcext:value-type="float">
            <text:p>14.106559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64584" calcext:value-type="float">
            <text:p>11.84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834" calcext:value-type="float">
            <text:p>10.482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10336" calcext:value-type="float">
            <text:p>10.25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59485" calcext:value-type="float">
            <text:p>10.2559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2057931035" calcext:value-type="float">
            <text:p>10.186205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766425" calcext:value-type="float">
            <text:p>10.2676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68668387097" calcext:value-type="float">
            <text:p>10.3768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72598709677" calcext:value-type="float">
            <text:p>10.5472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39655" calcext:value-type="float">
            <text:p>11.153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23414193548" calcext:value-type="float">
            <text:p>12.0723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216175" calcext:value-type="float">
            <text:p>11.9621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8823225807" calcext:value-type="float">
            <text:p>11.98788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07238709677" calcext:value-type="float">
            <text:p>10.830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30175" calcext:value-type="float">
            <text:p>10.4153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31478709677" calcext:value-type="float">
            <text:p>10.4131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892025" calcext:value-type="float">
            <text:p>9.6489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65428571429" calcext:value-type="float">
            <text:p>9.6436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474425" calcext:value-type="float">
            <text:p>9.7647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084103225807" calcext:value-type="float">
            <text:p>9.85084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10025806452" calcext:value-type="float">
            <text:p>10.111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89675" calcext:value-type="float">
            <text:p>10.788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36371612903" calcext:value-type="float">
            <text:p>11.9436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13287741936" calcext:value-type="float">
            <text:p>12.4013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24688" calcext:value-type="float">
            <text:p>12.74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14861935484" calcext:value-type="float">
            <text:p>11.5714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191425" calcext:value-type="float">
            <text:p>9.9819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59632" calcext:value-type="float">
            <text:p>9.25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948072727273" calcext:value-type="float">
            <text:p>9.099480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50731034483" calcext:value-type="float">
            <text:p>9.156507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668325" calcext:value-type="float">
            <text:p>9.2766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107475" calcext:value-type="float">
            <text:p>9.3610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18048" calcext:value-type="float">
            <text:p>9.46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295075" calcext:value-type="float">
            <text:p>9.8929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9912" calcext:value-type="float">
            <text:p>10.9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0056516129" calcext:value-type="float">
            <text:p>12.3000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094" calcext:value-type="float">
            <text:p>12.18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0768" calcext:value-type="float">
            <text:p>10.9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9518" calcext:value-type="float">
            <text:p>9.859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301525" calcext:value-type="float">
            <text:p>8.1230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533406896552" calcext:value-type="float">
            <text:p>8.33533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24075" calcext:value-type="float">
            <text:p>8.4032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19664516129" calcext:value-type="float">
            <text:p>8.3821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824619354839" calcext:value-type="float">
            <text:p>8.5082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40575" calcext:value-type="float">
            <text:p>9.3424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4264" calcext:value-type="float">
            <text:p>10.32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1281" calcext:value-type="float">
            <text:p>11.0112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336775" calcext:value-type="float">
            <text:p>10.9433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902375" calcext:value-type="float">
            <text:p>7.4290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1544" calcext:value-type="float">
            <text:p>6.62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967854545455" calcext:value-type="float">
            <text:p>6.479678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8024" calcext:value-type="float">
            <text:p>6.47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860206451613" calcext:value-type="float">
            <text:p>6.4886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523" calcext:value-type="float">
            <text:p>6.4705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27638709677" calcext:value-type="float">
            <text:p>6.5252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76265" calcext:value-type="float">
            <text:p>6.9176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53848" calcext:value-type="float">
            <text:p>7.62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134709677419" calcext:value-type="float">
            <text:p>7.9513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210529032258" calcext:value-type="float">
            <text:p>7.6021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817909677419" calcext:value-type="float">
            <text:p>6.9881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88256" calcext:value-type="float">
            <text:p>6.80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353325" calcext:value-type="float">
            <text:p>6.9335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930234482759" calcext:value-type="float">
            <text:p>7.10930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38167741936" calcext:value-type="float">
            <text:p>7.2693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178141935484" calcext:value-type="float">
            <text:p>7.5917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174606451613" calcext:value-type="float">
            <text:p>8.0217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825225" calcext:value-type="float">
            <text:p>9.6382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77398709677" calcext:value-type="float">
            <text:p>10.5777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24882580645" calcext:value-type="float">
            <text:p>10.5924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66304516129" calcext:value-type="float">
            <text:p>9.8866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298941935484" calcext:value-type="float">
            <text:p>8.1129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775019354839" calcext:value-type="float">
            <text:p>7.5877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001538461538" calcext:value-type="float">
            <text:p>7.450015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91265" calcext:value-type="float">
            <text:p>7.4891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322896551724" calcext:value-type="float">
            <text:p>7.57322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5185" calcext:value-type="float">
            <text:p>7.5775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810892307692" calcext:value-type="float">
            <text:p>7.788108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449261538462" calcext:value-type="float">
            <text:p>8.044492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13475" calcext:value-type="float">
            <text:p>8.6981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17352" calcext:value-type="float">
            <text:p>9.97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90418064516" calcext:value-type="float">
            <text:p>10.1790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165625" calcext:value-type="float">
            <text:p>9.4416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642451612903" calcext:value-type="float">
            <text:p>8.3864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38475" calcext:value-type="float">
            <text:p>8.0313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485" calcext:value-type="float">
            <text:p>8.071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245406896552" calcext:value-type="float">
            <text:p>8.15245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65545" calcext:value-type="float">
            <text:p>8.2465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910812903226" calcext:value-type="float">
            <text:p>8.3991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380387096774" calcext:value-type="float">
            <text:p>8.8038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6655" calcext:value-type="float">
            <text:p>9.5156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62704" calcext:value-type="float">
            <text:p>10.59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4859" calcext:value-type="float">
            <text:p>11.444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5699" calcext:value-type="float">
            <text:p>10.5456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86993548387" calcext:value-type="float">
            <text:p>9.0988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490322580645" calcext:value-type="float">
            <text:p>8.5049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717729032258" calcext:value-type="float">
            <text:p>7.7971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6383" calcext:value-type="float">
            <text:p>7.636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49552" calcext:value-type="float">
            <text:p>7.7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917775" calcext:value-type="float">
            <text:p>7.8991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40290909091" calcext:value-type="float">
            <text:p>8.107402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0204" calcext:value-type="float">
            <text:p>8.4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2476" calcext:value-type="float">
            <text:p>9.296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17303529412" calcext:value-type="float">
            <text:p>10.751730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80085" calcext:value-type="float">
            <text:p>11.4980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24750967742" calcext:value-type="float">
            <text:p>11.6424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068490322581" calcext:value-type="float">
            <text:p>9.8306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81815" calcext:value-type="float">
            <text:p>7.5481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7448" calcext:value-type="float">
            <text:p>6.56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78327272727" calcext:value-type="float">
            <text:p>6.220783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953986206897" calcext:value-type="float">
            <text:p>6.329539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387690322581" calcext:value-type="float">
            <text:p>6.4138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811612903226" calcext:value-type="float">
            <text:p>6.5581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65703225807" calcext:value-type="float">
            <text:p>6.85465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138875" calcext:value-type="float">
            <text:p>7.3013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85935483871" calcext:value-type="float">
            <text:p>8.288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6538" calcext:value-type="float">
            <text:p>8.876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345625" calcext:value-type="float">
            <text:p>8.6034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777909677419" calcext:value-type="float">
            <text:p>7.5977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048275" calcext:value-type="float">
            <text:p>6.9104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455974193549" calcext:value-type="float">
            <text:p>6.174559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617909677419" calcext:value-type="float">
            <text:p>6.2261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007122580645" calcext:value-type="float">
            <text:p>6.4200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64225" calcext:value-type="float">
            <text:p>6.6626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368975" calcext:value-type="float">
            <text:p>7.4236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99432" calcext:value-type="float">
            <text:p>8.07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17205" calcext:value-type="float">
            <text:p>8.4317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747741935484" calcext:value-type="float">
            <text:p>8.2074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21152" calcext:value-type="float">
            <text:p>7.9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23638709677" calcext:value-type="float">
            <text:p>7.7292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044672" calcext:value-type="float">
            <text:p>7.78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614109090909" calcext:value-type="float">
            <text:p>8.056141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0776" calcext:value-type="float">
            <text:p>8.2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79822222222" calcext:value-type="float">
            <text:p>9.208798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5612903226" calcext:value-type="float">
            <text:p>10.488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98464" calcext:value-type="float">
            <text:p>12.02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51225806452" calcext:value-type="float">
            <text:p>12.595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27581935484" calcext:value-type="float">
            <text:p>11.84275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3456" calcext:value-type="float">
            <text:p>9.82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279122580645" calcext:value-type="float">
            <text:p>9.1327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8424" calcext:value-type="float">
            <text:p>7.93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6835" calcext:value-type="float">
            <text:p>7.7546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96772413793" calcext:value-type="float">
            <text:p>7.952967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952490322581" calcext:value-type="float">
            <text:p>8.1695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795716129032" calcext:value-type="float">
            <text:p>8.4079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9436" calcext:value-type="float">
            <text:p>8.94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394575" calcext:value-type="float">
            <text:p>10.2339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3048" calcext:value-type="float">
            <text:p>10.28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75925" calcext:value-type="float">
            <text:p>11.0277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0285" calcext:value-type="float">
            <text:p>10.8960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895019354839" calcext:value-type="float">
            <text:p>9.5689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70885" calcext:value-type="float">
            <text:p>7.9470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706787096774" calcext:value-type="float">
            <text:p>7.4870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46064516129" calcext:value-type="float">
            <text:p>7.4464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58979310345" calcext:value-type="float">
            <text:p>7.54358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7875" calcext:value-type="float">
            <text:p>7.824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513522580645" calcext:value-type="float">
            <text:p>8.0751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75984516129" calcext:value-type="float">
            <text:p>8.4875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644275" calcext:value-type="float">
            <text:p>8.8764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24173333333" calcext:value-type="float">
            <text:p>10.11241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6541538462" calcext:value-type="float">
            <text:p>11.847654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8268" calcext:value-type="float">
            <text:p>11.28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90419459459" calcext:value-type="float">
            <text:p>10.4990419459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606875675676" calcext:value-type="float">
            <text:p>8.376068756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784021621622" calcext:value-type="float">
            <text:p>7.59784021621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310054054054" calcext:value-type="float">
            <text:p>6.99310054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861213793103" calcext:value-type="float">
            <text:p>7.078612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878821052632" calcext:value-type="float">
            <text:p>7.188788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134983783784" calcext:value-type="float">
            <text:p>7.381349837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474616216216" calcext:value-type="float">
            <text:p>7.86474616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62442105263" calcext:value-type="float">
            <text:p>8.6656244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0838" calcext:value-type="float">
            <text:p>8.990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86484210526" calcext:value-type="float">
            <text:p>9.6868648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894652631579" calcext:value-type="float">
            <text:p>9.7789465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89066666667" calcext:value-type="float">
            <text:p>8.98889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646097297297" calcext:value-type="float">
            <text:p>7.43646097297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805312" calcext:value-type="float">
            <text:p>5.698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599482352941" calcext:value-type="float">
            <text:p>5.6959948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060968421053" calcext:value-type="float">
            <text:p>5.840609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821957894737" calcext:value-type="float">
            <text:p>6.0882195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384666666667" calcext:value-type="float">
            <text:p>6.22384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241284210526" calcext:value-type="float">
            <text:p>6.8324128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67333333333" calcext:value-type="float">
            <text:p>7.08067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328336842105" calcext:value-type="float">
            <text:p>8.383283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975031578947" calcext:value-type="float">
            <text:p>8.4697503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265933333333" calcext:value-type="float">
            <text:p>7.22265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891569230769" calcext:value-type="float">
            <text:p>5.528915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910983783784" calcext:value-type="float">
            <text:p>4.699109837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729789473684" calcext:value-type="float">
            <text:p>3.8472978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79177142857" calcext:value-type="float">
            <text:p>3.874791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753347368421" calcext:value-type="float">
            <text:p>3.967533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206778947368" calcext:value-type="float">
            <text:p>4.2320677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95507027027" calcext:value-type="float">
            <text:p>4.869550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182315789474" calcext:value-type="float">
            <text:p>4.9618231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057533333333" calcext:value-type="float">
            <text:p>5.28057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855557894737" calcext:value-type="float">
            <text:p>5.7285555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898821052632" calcext:value-type="float">
            <text:p>4.978988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349466666667" calcext:value-type="float">
            <text:p>4.42349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281873684211" calcext:value-type="float">
            <text:p>3.5428187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021081081081" calcext:value-type="float">
            <text:p>3.54021081081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354994285714" calcext:value-type="float">
            <text:p>3.213549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320231578947" calcext:value-type="float">
            <text:p>3.3232023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200843243243" calcext:value-type="float">
            <text:p>3.34200843243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251372972973" calcext:value-type="float">
            <text:p>3.4925137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429747368421" calcext:value-type="float">
            <text:p>3.984297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522" calcext:value-type="float">
            <text:p>4.303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04673684211" calcext:value-type="float">
            <text:p>4.9860467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76324324324" calcext:value-type="float">
            <text:p>5.1387632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4538" calcext:value-type="float">
            <text:p>4.30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610842105263" calcext:value-type="float">
            <text:p>4.1561084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73989189189" calcext:value-type="float">
            <text:p>3.38673989189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197157894737" calcext:value-type="float">
            <text:p>3.3419715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459423529412" calcext:value-type="float">
            <text:p>3.4545942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407326315789" calcext:value-type="float">
            <text:p>3.59407326315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99827027027" calcext:value-type="float">
            <text:p>3.6519982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710616216216" calcext:value-type="float">
            <text:p>3.88710616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169178947368" calcext:value-type="float">
            <text:p>4.2716917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0892" calcext:value-type="float">
            <text:p>4.85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88884210526" calcext:value-type="float">
            <text:p>5.6878888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60864864865" calcext:value-type="float">
            <text:p>5.9716086486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922118918919" calcext:value-type="float">
            <text:p>4.86922118918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338863157895" calcext:value-type="float">
            <text:p>4.613388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92733333333" calcext:value-type="float">
            <text:p>4.41392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76492307692" calcext:value-type="float">
            <text:p>3.892764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903337142857" calcext:value-type="float">
            <text:p>3.979033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279094736842" calcext:value-type="float">
            <text:p>4.202790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12735135135" calcext:value-type="float">
            <text:p>4.48912735135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73692972973" calcext:value-type="float">
            <text:p>4.777369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5612631579" calcext:value-type="float">
            <text:p>5.593561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01933333333" calcext:value-type="float">
            <text:p>6.16601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28939130435" calcext:value-type="float">
            <text:p>6.4732893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68553846154" calcext:value-type="float">
            <text:p>5.836685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615533333333" calcext:value-type="float">
            <text:p>5.47615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8823" calcext:value-type="float">
            <text:p>4.298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671144827586" calcext:value-type="float">
            <text:p>3.826711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728369230769" calcext:value-type="float">
            <text:p>3.647283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055466666667" calcext:value-type="float">
            <text:p>3.76055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58315789474" calcext:value-type="float">
            <text:p>3.8035831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88151351351" calcext:value-type="float">
            <text:p>4.03588151351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06983783784" calcext:value-type="float">
            <text:p>4.379069837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971389473684" calcext:value-type="float">
            <text:p>4.8897138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938" calcext:value-type="float">
            <text:p>5.599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85102702703" calcext:value-type="float">
            <text:p>6.10885102702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97705263158" calcext:value-type="float">
            <text:p>5.3709770526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1305945946" calcext:value-type="float">
            <text:p>4.6901305945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621221052632" calcext:value-type="float">
            <text:p>4.866212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170356756757" calcext:value-type="float">
            <text:p>5.02170356756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863446153846" calcext:value-type="float">
            <text:p>4.978634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405223529412" calcext:value-type="float">
            <text:p>5.2140522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130042105263" calcext:value-type="float">
            <text:p>5.3113004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608843243243" calcext:value-type="float">
            <text:p>5.50608843243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182681081081" calcext:value-type="float">
            <text:p>5.80182681081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93266666667" calcext:value-type="float">
            <text:p>7.92793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37473684211" calcext:value-type="float">
            <text:p>7.6103747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58547368421" calcext:value-type="float">
            <text:p>8.193585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986054054054" calcext:value-type="float">
            <text:p>7.73986054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027827027027" calcext:value-type="float">
            <text:p>5.1302782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124345945946" calcext:value-type="float">
            <text:p>4.14124345945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59027027027" calcext:value-type="float">
            <text:p>3.8165902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6416" calcext:value-type="float">
            <text:p>3.8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38844444445" calcext:value-type="float">
            <text:p>4.053388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885936842105" calcext:value-type="float">
            <text:p>4.228859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833254054054" calcext:value-type="float">
            <text:p>4.65833254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210505263158" calcext:value-type="float">
            <text:p>5.2521050526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769405405405" calcext:value-type="float">
            <text:p>6.05769405405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993297297297" calcext:value-type="float">
            <text:p>6.25993297297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25494736842" calcext:value-type="float">
            <text:p>6.391254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809491891892" calcext:value-type="float">
            <text:p>5.9080949189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23697297297" calcext:value-type="float">
            <text:p>6.02523697297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733556756757" calcext:value-type="float">
            <text:p>5.88733556756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48861538462" calcext:value-type="float">
            <text:p>5.980488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813976470588" calcext:value-type="float">
            <text:p>6.2281397647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513751351351" calcext:value-type="float">
            <text:p>6.46513751351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116951351351" calcext:value-type="float">
            <text:p>6.72116951351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93612972973" calcext:value-type="float">
            <text:p>6.999361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875410526316" calcext:value-type="float">
            <text:p>7.998754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075005405406" calcext:value-type="float">
            <text:p>8.41075005405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560673684211" calcext:value-type="float">
            <text:p>9.0856067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37124324324" calcext:value-type="float">
            <text:p>8.4793712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075459459459" calcext:value-type="float">
            <text:p>8.92075459459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117789473684" calcext:value-type="float">
            <text:p>8.2211778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911891891892" calcext:value-type="float">
            <text:p>5.7191189189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96861538462" calcext:value-type="float">
            <text:p>4.867968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25348571429" calcext:value-type="float">
            <text:p>5.065253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044442105263" calcext:value-type="float">
            <text:p>5.3204444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773967567568" calcext:value-type="float">
            <text:p>5.557739675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642940540541" calcext:value-type="float">
            <text:p>5.88642940540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479410526316" calcext:value-type="float">
            <text:p>6.794794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68475675676" calcext:value-type="float">
            <text:p>7.208684756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76168421053" calcext:value-type="float">
            <text:p>8.199761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365073684211" calcext:value-type="float">
            <text:p>7.9136507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92517647059" calcext:value-type="float">
            <text:p>6.6179251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804" calcext:value-type="float">
            <text:p>5.9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156061538462" calcext:value-type="float">
            <text:p>5.921560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313538461539" calcext:value-type="float">
            <text:p>5.743135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265107692308" calcext:value-type="float">
            <text:p>5.912651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3752" calcext:value-type="float">
            <text:p>6.1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980676923077" calcext:value-type="float">
            <text:p>6.249806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09136" calcext:value-type="float">
            <text:p>8.02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193353846154" calcext:value-type="float">
            <text:p>8.201933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954030769231" calcext:value-type="float">
            <text:p>8.279540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943876923077" calcext:value-type="float">
            <text:p>8.639438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668923076923" calcext:value-type="float">
            <text:p>8.386689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138584615385" calcext:value-type="float">
            <text:p>5.871385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971485714286" calcext:value-type="float">
            <text:p>5.22971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165538461538" calcext:value-type="float">
            <text:p>5.331655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1452" calcext:value-type="float">
            <text:p>5.5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002769230769" calcext:value-type="float">
            <text:p>5.790027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728984615385" calcext:value-type="float">
            <text:p>6.627289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33846153846" calcext:value-type="float">
            <text:p>7.309338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571569230769" calcext:value-type="float">
            <text:p>7.865715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266338461539" calcext:value-type="float">
            <text:p>8.062663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934338461538" calcext:value-type="float">
            <text:p>8.169343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923630769231" calcext:value-type="float">
            <text:p>6.609236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49846153846" calcext:value-type="float">
            <text:p>5.160498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2768" calcext:value-type="float">
            <text:p>4.60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08861538462" calcext:value-type="float">
            <text:p>4.812088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74646153846" calcext:value-type="float">
            <text:p>4.858746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815384615385" calcext:value-type="float">
            <text:p>5.15815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109169230769" calcext:value-type="float">
            <text:p>5.921091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089428571429" calcext:value-type="float">
            <text:p>6.61089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5188" calcext:value-type="float">
            <text:p>6.96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212228571429" calcext:value-type="float">
            <text:p>7.29212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471127272727" calcext:value-type="float">
            <text:p>4.374711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041538461538" calcext:value-type="float">
            <text:p>3.030415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30857142857" calcext:value-type="float">
            <text:p>2.52330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3584" calcext:value-type="float">
            <text:p>2.5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172676923077" calcext:value-type="float">
            <text:p>2.561726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9172" calcext:value-type="float">
            <text:p>2.5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372861538461" calcext:value-type="float">
            <text:p>2.6937286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852" calcext:value-type="float">
            <text:p>3.89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9488" calcext:value-type="float">
            <text:p>4.5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526109090909" calcext:value-type="float">
            <text:p>4.825261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447927272727" calcext:value-type="float">
            <text:p>4.804479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26" calcext:value-type="float">
            <text:p>4.2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490763636364" calcext:value-type="float">
            <text:p>3.17490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956" calcext:value-type="float">
            <text:p>1.67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654" calcext:value-type="float">
            <text:p>0.533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5334545454546" calcext:value-type="float">
            <text:p>0.4253345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989090909091" calcext:value-type="float">
            <text:p>0.362989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4221090909091" calcext:value-type="float">
            <text:p>0.314221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884" calcext:value-type="float">
            <text:p>0.34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0861818181818" calcext:value-type="float">
            <text:p>0.660861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579384615385" calcext:value-type="float">
            <text:p>1.51579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0416" calcext:value-type="float">
            <text:p>2.8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548" calcext:value-type="float">
            <text:p>3.2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4804" calcext:value-type="float">
            <text:p>3.3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6492" calcext:value-type="float">
            <text:p>1.39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518" calcext:value-type="float">
            <text:p>0.80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8892307692308" calcext:value-type="float">
            <text:p>0.8088923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5132" calcext:value-type="float">
            <text:p>0.6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2772" calcext:value-type="float">
            <text:p>0.8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972" calcext:value-type="float">
            <text:p>1.04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014" calcext:value-type="float">
            <text:p>1.1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1044" calcext:value-type="float">
            <text:p>1.24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669230769231" calcext:value-type="float">
            <text:p>2.256692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1128" calcext:value-type="float">
            <text:p>2.4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8016" calcext:value-type="float">
            <text:p>2.6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2344" calcext:value-type="float">
            <text:p>1.4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1528615384615" calcext:value-type="float">
            <text:p>0.3315286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9436" calcext:value-type="float">
            <text:p>0.0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3416" calcext:value-type="float">
            <text:p>0.1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0576" calcext:value-type="float">
            <text:p>0.2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508" calcext:value-type="float">
            <text:p>0.38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00307692308" calcext:value-type="float">
            <text:p>1.109003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542" calcext:value-type="float">
            <text:p>1.4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8704" calcext:value-type="float">
            <text:p>1.5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1868" calcext:value-type="float">
            <text:p>0.72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7944" calcext:value-type="float">
            <text:p>-0.5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076" calcext:value-type="float">
            <text:p>-0.48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196" calcext:value-type="float">
            <text:p>-0.29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3492" calcext:value-type="float">
            <text:p>-0.25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4094" calcext:value-type="float">
            <text:p>-0.244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0368" calcext:value-type="float">
            <text:p>-0.1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94" calcext:value-type="float">
            <text:p>0.40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6275692307692" calcext:value-type="float">
            <text:p>0.916275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3296" calcext:value-type="float">
            <text:p>1.7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4252" calcext:value-type="float">
            <text:p>2.52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4344" calcext:value-type="float">
            <text:p>2.2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3156" calcext:value-type="float">
            <text:p>0.61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942" calcext:value-type="float">
            <text:p>0.43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8814769230769" calcext:value-type="float">
            <text:p>0.5988147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9376" calcext:value-type="float">
            <text:p>0.8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1136" calcext:value-type="float">
            <text:p>0.9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9424" calcext:value-type="float">
            <text:p>0.9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892" calcext:value-type="float">
            <text:p>1.54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3908" calcext:value-type="float">
            <text:p>3.0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1628" calcext:value-type="float">
            <text:p>3.8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8108" calcext:value-type="float">
            <text:p>3.65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4144" calcext:value-type="float">
            <text:p>3.1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842892307692" calcext:value-type="float">
            <text:p>2.728428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157415384615" calcext:value-type="float">
            <text:p>2.571574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8628" calcext:value-type="float">
            <text:p>2.7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6512" calcext:value-type="float">
            <text:p>2.8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0388" calcext:value-type="float">
            <text:p>2.85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684" calcext:value-type="float">
            <text:p>3.69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53" calcext:value-type="float">
            <text:p>5.57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7236" calcext:value-type="float">
            <text:p>5.3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762" calcext:value-type="float">
            <text:p>2.54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5444" calcext:value-type="float">
            <text:p>2.15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3748" calcext:value-type="float">
            <text:p>1.7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3192" calcext:value-type="float">
            <text:p>1.6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006" calcext:value-type="float">
            <text:p>1.75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4868" calcext:value-type="float">
            <text:p>1.86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8016" calcext:value-type="float">
            <text:p>2.6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4664" calcext:value-type="float">
            <text:p>3.5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6704" calcext:value-type="float">
            <text:p>4.6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5772" calcext:value-type="float">
            <text:p>4.52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2732" calcext:value-type="float">
            <text:p>3.06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9796" calcext:value-type="float">
            <text:p>2.9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5984" calcext:value-type="float">
            <text:p>2.6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7152" calcext:value-type="float">
            <text:p>2.8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9" calcext:value-type="float">
            <text:p>3.13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2312" calcext:value-type="float">
            <text:p>3.5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946" calcext:value-type="float">
            <text:p>4.56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0532" calcext:value-type="float">
            <text:p>5.7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4852" calcext:value-type="float">
            <text:p>6.0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6112" calcext:value-type="float">
            <text:p>5.9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3748" calcext:value-type="float">
            <text:p>5.6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9972" calcext:value-type="float">
            <text:p>3.83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934" calcext:value-type="float">
            <text:p>2.3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7592" calcext:value-type="float">
            <text:p>2.5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9" calcext:value-type="float">
            <text:p>2.75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868" calcext:value-type="float">
            <text:p>2.88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484" calcext:value-type="float">
            <text:p>3.36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0972" calcext:value-type="float">
            <text:p>4.22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258" calcext:value-type="float">
            <text:p>5.4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9368" calcext:value-type="float">
            <text:p>6.1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98" calcext:value-type="float">
            <text:p>6.44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8964" calcext:value-type="float">
            <text:p>6.18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3252" calcext:value-type="float">
            <text:p>4.6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496" calcext:value-type="float">
            <text:p>4.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948" calcext:value-type="float">
            <text:p>4.28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156" calcext:value-type="float">
            <text:p>4.55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124" calcext:value-type="float">
            <text:p>4.67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8832" calcext:value-type="float">
            <text:p>4.8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5824" calcext:value-type="float">
            <text:p>5.1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588" calcext:value-type="float">
            <text:p>7.49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0624" calcext:value-type="float">
            <text:p>9.3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1048" calcext:value-type="float">
            <text:p>5.5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6708" calcext:value-type="float">
            <text:p>2.6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4216" calcext:value-type="float">
            <text:p>2.7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3116" calcext:value-type="float">
            <text:p>2.8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4456" calcext:value-type="float">
            <text:p>3.3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6156" calcext:value-type="float">
            <text:p>4.2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892" calcext:value-type="float">
            <text:p>6.12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06" calcext:value-type="float">
            <text:p>6.83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496" calcext:value-type="float">
            <text:p>6.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6956" calcext:value-type="float">
            <text:p>5.61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7764" calcext:value-type="float">
            <text:p>2.93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6732" calcext:value-type="float">
            <text:p>0.77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5368" calcext:value-type="float">
            <text:p>0.7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172" calcext:value-type="float">
            <text:p>0.86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1484" calcext:value-type="float">
            <text:p>0.95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5992" calcext:value-type="float">
            <text:p>1.2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3336" calcext:value-type="float">
            <text:p>2.0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324" calcext:value-type="float">
            <text:p>4.37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2068" calcext:value-type="float">
            <text:p>3.5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228" calcext:value-type="float">
            <text:p>2.84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452" calcext:value-type="float">
            <text:p>1.96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2828" calcext:value-type="float">
            <text:p>2.0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4072" calcext:value-type="float">
            <text:p>2.3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2728" calcext:value-type="float">
            <text:p>2.5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508" calcext:value-type="float">
            <text:p>2.66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8556" calcext:value-type="float">
            <text:p>3.17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8048" calcext:value-type="float">
            <text:p>6.9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628" calcext:value-type="float">
            <text:p>6.67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3" calcext:value-type="float">
            <text:p>4.94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028" calcext:value-type="float">
            <text:p>1.24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4864" calcext:value-type="float">
            <text:p>1.3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668" calcext:value-type="float">
            <text:p>1.28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874" calcext:value-type="float">
            <text:p>1.3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7932" calcext:value-type="float">
            <text:p>2.75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6628" calcext:value-type="float">
            <text:p>4.51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964" calcext:value-type="float">
            <text:p>5.17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6676" calcext:value-type="float">
            <text:p>4.6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2728" calcext:value-type="float">
            <text:p>3.7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94" calcext:value-type="float">
            <text:p>1.5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364" calcext:value-type="float">
            <text:p>1.64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5596" calcext:value-type="float">
            <text:p>2.35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646" calcext:value-type="float">
            <text:p>2.1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506" calcext:value-type="float">
            <text:p>2.3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322" calcext:value-type="float">
            <text:p>2.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4076" calcext:value-type="float">
            <text:p>4.16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567885714286" calcext:value-type="float">
            <text:p>6.46567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1668" calcext:value-type="float">
            <text:p>6.74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4384" calcext:value-type="float">
            <text:p>5.1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8552" calcext:value-type="float">
            <text:p>3.9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8808" calcext:value-type="float">
            <text:p>1.6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5324" calcext:value-type="float">
            <text:p>1.19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7412" calcext:value-type="float">
            <text:p>1.13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5936" calcext:value-type="float">
            <text:p>1.2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5552" calcext:value-type="float">
            <text:p>1.4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4776" calcext:value-type="float">
            <text:p>2.1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0184" calcext:value-type="float">
            <text:p>3.2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9356" calcext:value-type="float">
            <text:p>4.49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406" calcext:value-type="float">
            <text:p>5.8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8104" calcext:value-type="float">
            <text:p>5.6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652" calcext:value-type="float">
            <text:p>1.91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8052" calcext:value-type="float">
            <text:p>1.1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792" calcext:value-type="float">
            <text:p>1.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984" calcext:value-type="float">
            <text:p>1.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6172" calcext:value-type="float">
            <text:p>1.3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3344" calcext:value-type="float">
            <text:p>1.8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404" calcext:value-type="float">
            <text:p>3.10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180685714286" calcext:value-type="float">
            <text:p>4.44180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8408" calcext:value-type="float">
            <text:p>6.0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0108" calcext:value-type="float">
            <text:p>4.42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1284" calcext:value-type="float">
            <text:p>3.16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7552" calcext:value-type="float">
            <text:p>2.2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0884" calcext:value-type="float">
            <text:p>1.23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188" calcext:value-type="float">
            <text:p>0.61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7972" calcext:value-type="float">
            <text:p>0.5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579" calcext:value-type="float">
            <text:p>0.60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158" calcext:value-type="float">
            <text:p>1.2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884" calcext:value-type="float">
            <text:p>2.24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0536" calcext:value-type="float">
            <text:p>3.7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18" calcext:value-type="float">
            <text:p>3.98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324" calcext:value-type="float">
            <text:p>3.22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62688" calcext:value-type="float">
            <text:p>1.2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6312" calcext:value-type="float">
            <text:p>1.2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324" calcext:value-type="float">
            <text:p>1.32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0248" calcext:value-type="float">
            <text:p>3.0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8376" calcext:value-type="float">
            <text:p>4.2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7976" calcext:value-type="float">
            <text:p>4.8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874" calcext:value-type="float">
            <text:p>3.88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804" calcext:value-type="float">
            <text:p>3.51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828" calcext:value-type="float">
            <text:p>2.17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796" calcext:value-type="float">
            <text:p>2.30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708" calcext:value-type="float">
            <text:p>2.74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2716" calcext:value-type="float">
            <text:p>3.4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4796" calcext:value-type="float">
            <text:p>4.84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178" calcext:value-type="float">
            <text:p>6.6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2276" calcext:value-type="float">
            <text:p>5.00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3196" calcext:value-type="float">
            <text:p>4.74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612" calcext:value-type="float">
            <text:p>3.49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536" calcext:value-type="float">
            <text:p>3.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7336" calcext:value-type="float">
            <text:p>3.5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666" calcext:value-type="float">
            <text:p>3.7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7944" calcext:value-type="float">
            <text:p>4.3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748" calcext:value-type="float">
            <text:p>7.7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0408" calcext:value-type="float">
            <text:p>8.0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332" calcext:value-type="float">
            <text:p>7.48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8424" calcext:value-type="float">
            <text:p>3.1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2152" calcext:value-type="float">
            <text:p>2.2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044" calcext:value-type="float">
            <text:p>2.2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2736" calcext:value-type="float">
            <text:p>2.3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532" calcext:value-type="float">
            <text:p>2.47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8236" calcext:value-type="float">
            <text:p>3.15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388914285714" calcext:value-type="float">
            <text:p>3.79388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5752" calcext:value-type="float">
            <text:p>4.3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7544" calcext:value-type="float">
            <text:p>4.9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1676" calcext:value-type="float">
            <text:p>5.28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4588" calcext:value-type="float">
            <text:p>4.7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012" calcext:value-type="float">
            <text:p>4.92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3668" calcext:value-type="float">
            <text:p>3.69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474" calcext:value-type="float">
            <text:p>3.6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924" calcext:value-type="float">
            <text:p>3.70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3688" calcext:value-type="float">
            <text:p>3.8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558171428571" calcext:value-type="float">
            <text:p>4.05558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844" calcext:value-type="float">
            <text:p>4.59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86352" calcext:value-type="float">
            <text:p>6.75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3084" calcext:value-type="float">
            <text:p>4.8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4706" calcext:value-type="float">
            <text:p>4.12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3184" calcext:value-type="float">
            <text:p>4.3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1708" calcext:value-type="float">
            <text:p>4.5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3788" calcext:value-type="float">
            <text:p>4.65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2472" calcext:value-type="float">
            <text:p>4.7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67744" calcext:value-type="float">
            <text:p>4.9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829" calcext:value-type="float">
            <text:p>5.368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5112" calcext:value-type="float">
            <text:p>6.8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3756" calcext:value-type="float">
            <text:p>10.49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7364" calcext:value-type="float">
            <text:p>9.89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7408" calcext:value-type="float">
            <text:p>9.4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3704" calcext:value-type="float">
            <text:p>4.7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956" calcext:value-type="float">
            <text:p>4.34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4576" calcext:value-type="float">
            <text:p>4.3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4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3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3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27352" calcext:value-type="float">
            <text:p>5.2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3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416" calcext:value-type="float">
            <text:p>5.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3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3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33111513401</text:p>
          </table:table-cell>
          <table:table-cell office:value-type="string" calcext:value-type="string">
            <text:p>193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34" meta:object-count="0"/>
    <meta:user-defined meta:name="AppVersion">3.0</meta:user-defined>
  </office:meta>
</office:document-meta>
</file>